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75cm" style:rel-column-width="1800*"/>
    </style:style>
    <style:style style:name="Table1.B" style:family="table-column">
      <style:table-column-properties style:column-width="15.826cm" style:rel-column-width="897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Heading_20_1">
      <style:text-properties style:font-name="Cambria"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style:font-name-asian="Times New Roman2" style:font-name-complex="Times New Roman2"/>
    </style:style>
    <style:style style:name="T4" style:family="text">
      <style:text-properties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0074.png" xlink:type="simple" xlink:show="embed" xlink:actuate="onLoad"/></draw:frame></text:p>
          </table:table-cell>
          <table:table-cell table:style-name="Table1.B1" office:value-type="string">
            <text:h text:style-name="P5" text:outline-level="1">Идеальное транспортное запаздывание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71cm" svg:height="1.769cm" draw:z-index="1"><draw:image xlink:href="../images/007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3">Блок </text:span><text:span text:style-name="T2">векторизован</text:span><text:span text:style-name="T4">, реализует математическую модель звена, динамика которого описывается линейным </text:span><text:span text:style-name="T7">у</text:span><text:span text:style-name="T4">равнением (ЛУ) с запаздыванием:</text:span></text:p>
            <text:p text:style-name="P3"><text:span text:style-name="T4"><draw:frame draw:style-name="fr3" draw:name="Объект1" text:anchor-type="as-char" svg:width="3.851cm" svg:height="0.621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,</text:span></text:p>
            <text:p text:style-name="P2"><text:span text:style-name="T4">где</text:span><text:span text:style-name="T4"><draw:frame draw:style-name="fr3" draw:name="Объект2" text:anchor-type="as-char" svg:width="1.159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– i-ый элемент входного сигнала в блок,</text:span><text:span text:style-name="T4"><draw:frame draw:style-name="fr3" draw:name="Object1" text:anchor-type="as-char" svg:width="1.983cm" svg:height="0.621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–</text:span><text:span text:style-name="T5"> </text:span><text:span text:style-name="T7">значение </text:span><text:span text:style-name="T4">i-го элемента входного сигнала, запомненное в блоке</text:span><text:span text:style-name="T4"><draw:frame draw:style-name="fr3" draw:name="Object2" text:anchor-type="as-char" svg:width="0.64cm" svg:height="0.621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секунд назад, по отношению к текущему модельному времени;</text:span><text:span text:style-name="T4"><draw:frame draw:style-name="fr3" draw:name="Объект6" text:anchor-type="as-char" svg:width="0.64cm" svg:height="0.621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– элемент вектора </text:span><text:span text:style-name="T7">времён запаздывания</text:span><text:span text:style-name="T4">,</text:span><text:span text:style-name="T4"><draw:frame draw:style-name="fr3" draw:name="Объект4" text:anchor-type="as-char" svg:width="1.182cm" svg:height="0.621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">– элемент выходного сигнала из блока.</text:span></text:p>
            <text:p text:style-name="P2">При нулевых начальных условиях динамика блока может быть представлена следующей передаточной функцией (для скалярного варианта сигналов):</text:p>
            <text:p text:style-name="P3"><text:span text:style-name="T4"><draw:frame draw:style-name="fr3" draw:name="Объект5" text:anchor-type="as-char" svg:width="4.376cm" svg:height="0.908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,</text:span></text:p>
            <text:p text:style-name="P2">поэтому пиктограмма данного блока имеет <text:span text:style-name="T6">аналогичный вид</text:span>.</text:p>
            <text:p text:style-name="P2">Размерности сигналов входа, выхода и вектора времён запаздывания должны совпадать.</text:p>
            <text:p text:style-name="P2"><text:span text:style-name="T1">Свойства</text:span>:</text:p>
            <text:list xml:id="list99904628414269247" text:style-name="L1">
              <text:list-item>
                <text:p text:style-name="P8">Время запаздывания – вектор времён запаздывания<draw:frame draw:style-name="fr3" draw:name="Объект9" text:anchor-type="as-char" svg:width="0.64cm" svg:height="0.621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в секундах.</text:p>
              </text:list-item>
              <text:list-item>
                <text:p text:style-name="P8">Начальный размер стека – начальный размер массива, в котором сохраняются входные данные блока.</text:p>
              </text:list-item>
            </text:list>
            <text:p text:style-name="P4"><text:span text:style-name="T1">Примечание:</text:span> по умолчанию блок реализует «запаздывание» <text:span text:style-name="T1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деальное транспортное запаздывание</dc:title>
    <dc:date>2014-12-08T22:58:09.89</dc:date>
    <meta:generator>OpenOffice/4.1.1$Win32 OpenOffice.org_project/411m6$Build-9775</meta:generator>
    <meta:editing-duration>PT5H44M</meta:editing-duration>
    <meta:editing-cycles>118</meta:editing-cycles>
    <meta:document-statistic meta:table-count="1" meta:image-count="2" meta:object-count="8" meta:page-count="1" meta:paragraph-count="17" meta:word-count="128" meta:character-count="96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sub>
        <mi>x</mi>
        <mi>i</mi>
      </msub>
      <mrow>
        <mo stretchy="false">(</mo>
        <mrow>
          <mrow>
            <mi>t</mi>
            <mo stretchy="false">−</mo>
            <msub>
              <mi>T</mi>
              <mi>i</mi>
            </msub>
          </mrow>
        </mrow>
        <mo stretchy="false">)</mo>
      </mrow>
    </mrow>
    <annotation encoding="StarMath 5.0">y_i(t) ~=~ x_i(t - T_i)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sub>
        <mi>x</mi>
        <mi>i</mi>
      </msub>
      <mrow>
        <mo stretchy="false">(</mo>
        <mrow>
          <mrow>
            <mi>t</mi>
            <mo stretchy="false">−</mo>
            <msub>
              <mi>T</mi>
              <mi>i</mi>
            </msub>
          </mrow>
        </mrow>
        <mo stretchy="false">)</mo>
      </mrow>
    </mrow>
    <annotation encoding="StarMath 5.0">x_i(t-T_i)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sup>
        <mi>e</mi>
        <mrow>
          <mrow>
            <mrow>
              <mo stretchy="false">−</mo>
              <mi>T</mi>
            </mrow>
            <mo stretchy="false">⋅</mo>
            <mi>s</mi>
          </mrow>
        </mrow>
      </msup>
    </mrow>
    <annotation encoding="StarMath 5.0">W(s) ~=~  e^{-T cdot s}</annotation>
  </semantics>
</math>
</file>

<file path=Object 7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9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